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size="24pt" fo:font-weight="bold" officeooo:rsid="00013916" officeooo:paragraph-rsid="00013916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20pt" fo:font-weight="bold" officeooo:rsid="00013916" officeooo:paragraph-rsid="00013916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11pt" fo:font-weight="normal" officeooo:rsid="00013916" officeooo:paragraph-rsid="00013916" style:font-size-asian="9.60000038146973pt" style:font-weight-asian="normal" style:font-size-complex="11pt" style:font-weight-complex="normal"/>
    </style:style>
    <style:style style:name="P4" style:family="paragraph" style:parent-style-name="Header">
      <style:text-properties officeooo:paragraph-rsid="00013916"/>
    </style:style>
    <style:style style:name="T1" style:family="text">
      <style:text-properties officeooo:rsid="00034989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officeooo:rsid="00034989" style:font-size-asian="12.25pt" style:font-size-complex="14pt"/>
    </style:style>
    <style:style style:name="T4" style:family="text">
      <style:text-properties fo:font-size="14pt" fo:font-weight="bold" officeooo:rsid="00013916" style:font-size-asian="12.25pt" style:font-weight-asian="bold" style:font-size-complex="14pt" style:font-weight-complex="bold"/>
    </style:style>
    <style:style style:name="T5" style:family="text">
      <style:text-properties fo:font-size="14pt" fo:font-weight="bold" officeooo:rsid="00034989" style:font-size-asian="12.25pt" style:font-weight-asian="bold" style:font-size-complex="14pt" style:font-weight-complex="bold"/>
    </style:style>
    <style:style style:name="T6" style:family="text">
      <style:text-properties fo:font-size="14pt" fo:font-weight="bold" officeooo:rsid="00057038" style:font-size-asian="12.25pt" style:font-weight-asian="bold" style:font-size-complex="14pt" style:font-weight-complex="bold"/>
    </style:style>
    <style:style style:name="T7" style:family="text">
      <style:text-properties officeooo:rsid="00057038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Version 0.2 Build 575</text:span><text:span text:style-name="T5">-58</text:span><text:span text:style-name="T6">6</text:span><text:span text:style-name="T4"> (Pre-TP2) (v0.2.575.21166) <text:line-break/>June 5, 2021</text:span></text:p>
      <text:p text:style-name="P2">Large numbers of primitives</text:p>
      <text:p text:style-name="P3"/>
      <text:p text:style-name="P3"><draw:frame draw:style-name="fr1" draw:name="Object1" text:anchor-type="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24pt" fo:font-weight="bold" officeooo:rsid="00013916" officeooo:paragraph-rsid="00013916" style:font-size-asian="24pt" style:font-weight-asian="bold" style:font-size-complex="24pt" style:font-weight-complex="bold"/>
    </style:style>
    <style:style style:name="MT1" style:family="text">
      <style:text-properties officeooo:rsid="0003498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ightning Perform<text:span text:style-name="MT1">a</text:span>nce Testing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5T20:25:06.654000000</meta:creation-date>
    <dc:date>2021-06-06T12:53:43.033000000</dc:date>
    <meta:editing-duration>PT5H18M41S</meta:editing-duration>
    <meta:editing-cycles>3</meta:editing-cycles>
    <meta:generator>LibreOffice/7.0.3.1$Windows_X86_64 LibreOffice_project/d7547858d014d4cf69878db179d326fc3483e082</meta:generator>
    <meta:document-statistic meta:table-count="0" meta:image-count="0" meta:object-count="1" meta:page-count="1" meta:paragraph-count="3" meta:word-count="16" meta:character-count="123" meta:non-whitespace-character-count="10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0.13cm" svg:y="2.709cm" style:legend-expansion="high" chart:style-name="ch2"/>
        <chart:plot-area chart:style-name="ch3" chart:data-source-has-labels="both" svg:x="0.319cm" svg:y="0.179cm" svg:width="9.492cm" svg:height="8.641cm">
          <chart:coordinate-region svg:x="0.94cm" svg:y="0.378cm" svg:width="8.313cm" svg:height="7.795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series chart:style-name="ch8" chart:values-cell-range-address="local-table.$C$2:.$C$8" chart:label-cell-address="local-table.$C$1" chart:class="chart:line">
            <chart:data-point chart:repeated="7"/>
          </chart:series>
          <chart:series chart:style-name="ch9" chart:values-cell-range-address="local-table.$D$2:.$D$8" chart:label-cell-address="local-table.$D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5 9600K, RTX2060, 16GB DDR4-2666 RAM (build 575)</text:p>
              </table:table-cell>
              <table:table-cell office:value-type="string">
                <text:p>R5 3600, GTX1660 Super, 16GB DDR4-3000 RAM (build 575) (TargetFPS=60)</text:p>
              </table:table-cell>
              <table:table-cell office:value-type="string">
                <text:p>R5 3600, GTX1660 Super, 16GB DDR4-3000 RAM (build 586) (TargetFPS=60)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0.18">
                <text:p>0.18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0.033">
                <text:p>0.033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